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cccccc"/>
    </style:style>
    <style:style style:name="ce41" style:family="table-cell" style:parent-style-name="Default" style:data-style-name="N11"/>
    <style:style style:name="ce4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752.8125" calcext:value-type="float">
            <text:p>2.753</text:p>
          </table:table-cell>
          <table:table-cell table:style-name="ce18" office:value-type="float" office:value="22.3805894308943" calcext:value-type="float">
            <text:p>22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2395.09375" calcext:value-type="float">
            <text:p>2.395</text:p>
          </table:table-cell>
          <table:table-cell table:style-name="ce11" office:value-type="float" office:value="19.4723069105691" calcext:value-type="float">
            <text:p>19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58227.96875" calcext:value-type="float">
            <text:p>58.228</text:p>
          </table:table-cell>
          <table:table-cell table:style-name="ce18" office:value-type="float" office:value="473.398119918699" calcext:value-type="float">
            <text:p>473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43498.1875" calcext:value-type="float">
            <text:p>43.498</text:p>
          </table:table-cell>
          <table:table-cell table:style-name="ce19" office:value-type="float" office:value="353.643800813008" calcext:value-type="float">
            <text:p>354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3388" calcext:value-type="float">
            <text:p>3.388</text:p>
          </table:table-cell>
          <table:table-cell table:style-name="ce18" office:value-type="float" office:value="28.2333333333333" calcext:value-type="float">
            <text:p>28</text:p>
          </table:table-cell>
          <table:table-cell table:style-name="ce25" table:formula="of:=IF([.C2]&gt;[.C6]; ((1-([.C6]/[.C2]))*100) ; (([.C6]/[.C2])*100)-100 )" office:value-type="float" office:value="23.0741287319786" calcext:value-type="float">
            <text:p>23,07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26.150981950278" calcext:value-type="float">
            <text:p>26,15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3423.90322580645" calcext:value-type="float">
            <text:p>3.424</text:p>
          </table:table-cell>
          <table:table-cell table:style-name="ce11" office:value-type="float" office:value="28.5325268817204" calcext:value-type="float">
            <text:p>29</text:p>
          </table:table-cell>
          <table:table-cell table:style-name="ce26" table:formula="of:=IF([.C3]&gt;[.C7]; ((1-([.C7]/[.C3]))*100) ; (([.C7]/[.C3])*100)-100 )" office:value-type="float" office:value="42.9548728857253" calcext:value-type="float">
            <text:p>42,95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46.5287447078683" calcext:value-type="float">
            <text:p>46,53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1619.4516129032" calcext:value-type="float">
            <text:p>21.619</text:p>
          </table:table-cell>
          <table:table-cell table:style-name="ce18" office:value-type="float" office:value="180.162096774194" calcext:value-type="float">
            <text:p>180</text:p>
          </table:table-cell>
          <table:table-cell table:style-name="ce25" table:formula="of:=IF([.C4]&gt;[.C8]; ((1-([.C8]/[.C4]))*100) ; (([.C8]/[.C4])*100)-100 )" office:value-type="float" office:value="62.8710187268842" calcext:value-type="float">
            <text:p>62,87</text:p>
          </table:table-cell>
          <table:table-cell table:formula="of:=IF([.C4]&gt;[.C8];&quot;-&quot;; &quot;+&quot;)" office:value-type="string" office:string-value="-" calcext:value-type="string">
            <text:p>-</text:p>
          </table:table-cell>
          <table:table-cell table:style-name="ce35" table:formula="of:=IF([.D4]&gt;[.D8]; ((1-([.D8]/[.D4]))*100) ; (([.D8]/[.D4])*100)-100 )" office:value-type="float" office:value="61.9427941950562" calcext:value-type="float">
            <text:p>61,94</text:p>
          </table:table-cell>
          <table:table-cell table:formula="of:=IF([.D4]&gt;[.D8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9738.58064516129" calcext:value-type="float">
            <text:p>9.739</text:p>
          </table:table-cell>
          <table:table-cell table:style-name="ce19" office:value-type="float" office:value="81.1548387096775" calcext:value-type="float">
            <text:p>81</text:p>
          </table:table-cell>
          <table:table-cell table:style-name="ce26" table:formula="of:=IF([.C5]&gt;[.C9]; ((1-([.C9]/[.C5]))*100) ; (([.C9]/[.C5])*100)-100 )" office:value-type="float" office:value="77.6115254338786" calcext:value-type="float">
            <text:p>77,61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77.0518135697256" calcext:value-type="float">
            <text:p>77,05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2230723" calcext:value-type="float">
            <text:p>2.230.723</text:p>
          </table:table-cell>
          <table:table-cell table:style-name="ce11" office:value-type="float" office:value="18135.9593495935" calcext:value-type="float">
            <text:p>18.136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212331.625" calcext:value-type="float">
            <text:p>2.212.332</text:p>
          </table:table-cell>
          <table:table-cell table:style-name="ce10" office:value-type="float" office:value="17986.4359756098" calcext:value-type="float">
            <text:p>17.98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19683082.875" calcext:value-type="float">
            <text:p>19.683.083</text:p>
          </table:table-cell>
          <table:table-cell table:style-name="ce11" office:value-type="float" office:value="160025.06402439" calcext:value-type="float">
            <text:p>160.02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3055386.25" calcext:value-type="float">
            <text:p>13.055.386</text:p>
          </table:table-cell>
          <table:table-cell table:style-name="ce10" office:value-type="float" office:value="106141.351626016" calcext:value-type="float">
            <text:p>106.141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3145524.35483871" calcext:value-type="float">
            <text:p>3.145.524</text:p>
          </table:table-cell>
          <table:table-cell table:style-name="ce19" office:value-type="float" office:value="26212.7029569892" calcext:value-type="float">
            <text:p>26.213</text:p>
          </table:table-cell>
          <table:table-cell table:style-name="ce26" table:formula="of:=IF([.C14]&gt;[.C18]; ((1-([.C18]/[.C14]))*100) ; (([.C18]/[.C14])*100)-100 )" office:value-type="float" office:value="41.009186476255" calcext:value-type="float">
            <text:p>41,01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44.5344161381611" calcext:value-type="float">
            <text:p>44,53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3206862.67741936" calcext:value-type="float">
            <text:p>3.206.863</text:p>
          </table:table-cell>
          <table:table-cell table:style-name="ce13" office:value-type="float" office:value="26723.8556451613" calcext:value-type="float">
            <text:p>26.724</text:p>
          </table:table-cell>
          <table:table-cell table:style-name="ce27" table:formula="of:=IF([.C15]&gt;[.C19]; ((1-([.C19]/[.C15]))*100) ; (([.C19]/[.C15])*100)-100 )" office:value-type="float" office:value="44.9539771154047" calcext:value-type="float">
            <text:p>44,95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48.5778265432892" calcext:value-type="float">
            <text:p>48,58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736410.7096774" calcext:value-type="float">
            <text:p>20.736.411</text:p>
          </table:table-cell>
          <table:table-cell table:style-name="ce19" office:value-type="float" office:value="172803.422580645" calcext:value-type="float">
            <text:p>172.803</text:p>
          </table:table-cell>
          <table:table-cell table:style-name="ce26" table:formula="of:=IF([.C16]&gt;[.C20]; ((1-([.C20]/[.C16]))*100) ; (([.C20]/[.C16])*100)-100 )" office:value-type="float" office:value="5.35143727924479" calcext:value-type="float">
            <text:p>5,35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7.98522321122607" calcext:value-type="float">
            <text:p>7,99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3784833.80645161" calcext:value-type="float">
            <text:p>3.784.834</text:p>
          </table:table-cell>
          <table:table-cell table:style-name="ce20" office:value-type="float" office:value="31540.2817204301" calcext:value-type="float">
            <text:p>31.540</text:p>
          </table:table-cell>
          <table:table-cell table:style-name="ce27" table:formula="of:=IF([.C17]&gt;[.C21]; ((1-([.C21]/[.C17]))*100) ; (([.C21]/[.C17])*100)-100 )" office:value-type="float" office:value="71.0094076576891" calcext:value-type="float">
            <text:p>71,01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70.2846428491313" calcext:value-type="float">
            <text:p>70,28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2230723" calcext:value-type="float">
            <text:p>2.230.723</text:p>
          </table:table-cell>
          <table:table-cell table:style-name="ce11" table:formula="of:=[.C2]" office:value-type="float" office:value="2752.8125" calcext:value-type="float">
            <text:p>2.753</text:p>
          </table:table-cell>
          <table:table-cell table:style-name="ce11" table:formula="of:=[.D14]" office:value-type="float" office:value="18135.9593495935" calcext:value-type="float">
            <text:p>18.136</text:p>
          </table:table-cell>
          <table:table-cell table:style-name="ce11" table:formula="of:=[.D2]" office:value-type="float" office:value="22.3805894308943" calcext:value-type="float">
            <text:p>22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2212331.625" calcext:value-type="float">
            <text:p>2.212.332</text:p>
          </table:table-cell>
          <table:table-cell table:style-name="ce10" table:formula="of:=[.C3]" office:value-type="float" office:value="2395.09375" calcext:value-type="float">
            <text:p>2.395</text:p>
          </table:table-cell>
          <table:table-cell table:style-name="ce10" table:formula="of:=[.D15]" office:value-type="float" office:value="17986.4359756098" calcext:value-type="float">
            <text:p>17.986</text:p>
          </table:table-cell>
          <table:table-cell table:style-name="ce10" table:formula="of:=[.D3]" office:value-type="float" office:value="19.4723069105691" calcext:value-type="float">
            <text:p>19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19683082.875" calcext:value-type="float">
            <text:p>19.683.083</text:p>
          </table:table-cell>
          <table:table-cell table:style-name="ce11" table:formula="of:=[.C4]" office:value-type="float" office:value="58227.96875" calcext:value-type="float">
            <text:p>58.228</text:p>
          </table:table-cell>
          <table:table-cell table:style-name="ce11" table:formula="of:=[.D16]" office:value-type="float" office:value="160025.06402439" calcext:value-type="float">
            <text:p>160.025</text:p>
          </table:table-cell>
          <table:table-cell table:style-name="ce11" table:formula="of:=[.D4]" office:value-type="float" office:value="473.398119918699" calcext:value-type="float">
            <text:p>473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3055386.25" calcext:value-type="float">
            <text:p>13.055.386</text:p>
          </table:table-cell>
          <table:table-cell table:style-name="ce10" table:formula="of:=[.C5]" office:value-type="float" office:value="43498.1875" calcext:value-type="float">
            <text:p>43.498</text:p>
          </table:table-cell>
          <table:table-cell table:style-name="ce10" table:formula="of:=[.D17]" office:value-type="float" office:value="106141.351626016" calcext:value-type="float">
            <text:p>106.141</text:p>
          </table:table-cell>
          <table:table-cell table:style-name="ce10" table:formula="of:=[.D5]" office:value-type="float" office:value="353.643800813008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3145524.35483871" calcext:value-type="float">
            <text:p>3.145.524</text:p>
          </table:table-cell>
          <table:table-cell table:style-name="ce19" table:formula="of:=[.C6]" office:value-type="float" office:value="3388" calcext:value-type="float">
            <text:p>3.388</text:p>
          </table:table-cell>
          <table:table-cell table:style-name="ce11" table:formula="of:=[.D18]" office:value-type="float" office:value="26212.7029569892" calcext:value-type="float">
            <text:p>26.213</text:p>
          </table:table-cell>
          <table:table-cell table:style-name="ce11" table:formula="of:=[.D6]" office:value-type="float" office:value="28.2333333333333" calcext:value-type="float">
            <text:p>2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3206862.67741936" calcext:value-type="float">
            <text:p>3.206.863</text:p>
          </table:table-cell>
          <table:table-cell table:style-name="ce10" table:formula="of:=[.C7]" office:value-type="float" office:value="3423.90322580645" calcext:value-type="float">
            <text:p>3.424</text:p>
          </table:table-cell>
          <table:table-cell table:style-name="ce10" table:formula="of:=[.D19]" office:value-type="float" office:value="26723.8556451613" calcext:value-type="float">
            <text:p>26.724</text:p>
          </table:table-cell>
          <table:table-cell table:style-name="ce10" table:formula="of:=[.D7]" office:value-type="float" office:value="28.5325268817204" calcext:value-type="float">
            <text:p>29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736410.7096774" calcext:value-type="float">
            <text:p>20.736.411</text:p>
          </table:table-cell>
          <table:table-cell table:style-name="ce19" table:formula="of:=[.C8]" office:value-type="float" office:value="21619.4516129032" calcext:value-type="float">
            <text:p>21.619</text:p>
          </table:table-cell>
          <table:table-cell table:style-name="ce11" table:formula="of:=[.D20]" office:value-type="float" office:value="172803.422580645" calcext:value-type="float">
            <text:p>172.803</text:p>
          </table:table-cell>
          <table:table-cell table:style-name="ce11" table:formula="of:=[.D8]" office:value-type="float" office:value="180.162096774194" calcext:value-type="float">
            <text:p>180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3784833.80645161" calcext:value-type="float">
            <text:p>3.784.834</text:p>
          </table:table-cell>
          <table:table-cell table:style-name="ce18" table:formula="of:=[.C9]" office:value-type="float" office:value="9738.58064516129" calcext:value-type="float">
            <text:p>9.739</text:p>
          </table:table-cell>
          <table:table-cell table:style-name="ce10" table:formula="of:=[.D21]" office:value-type="float" office:value="31540.2817204301" calcext:value-type="float">
            <text:p>31.540</text:p>
          </table:table-cell>
          <table:table-cell table:style-name="ce10" table:formula="of:=[.D9]" office:value-type="float" office:value="81.1548387096775" calcext:value-type="float">
            <text:p>81</text:p>
          </table:table-cell>
          <table:table-cell table:style-name="ce35" table:formula="of:=IF([.C$33]&gt;[.C$34]; ((1-([.C$34]/[.C$33]))*100) ; (([.C$34]/[.C$33])*100)-100 )" office:value-type="float" office:value="81.7478836649137" calcext:value-type="float">
            <text:p>81,75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54.9545436233499" calcext:value-type="float">
            <text:p>54,95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81.7478836649137" calcext:value-type="float">
            <text:p>81,75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54.95454362335" calcext:value-type="float">
            <text:p>54,95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float" office:value="41.009186476255" calcext:value-type="float">
            <text:p>41,01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float" office:value="23.0741287319786" calcext:value-type="float">
            <text:p>23,07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float" office:value="44.5344161381611" calcext:value-type="float">
            <text:p>44,53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float" office:value="26.150981950278" calcext:value-type="float">
            <text:p>26,15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float" office:value="44.9539771154047" calcext:value-type="float">
            <text:p>44,95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float" office:value="42.9548728857253" calcext:value-type="float">
            <text:p>42,95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float" office:value="48.5778265432892" calcext:value-type="float">
            <text:p>48,58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float" office:value="46.5287447078683" calcext:value-type="float">
            <text:p>46,5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5.35143727924479" calcext:value-type="float">
            <text:p>5,35</text:p>
          </table:table-cell>
          <table:table-cell table:style-name="ce28" table:formula="of:=[Pkts.F8]" office:value-type="string" office:string-value="-" calcext:value-type="string">
            <text:p>-</text:p>
          </table:table-cell>
          <table:table-cell table:style-name="ce33" table:formula="of:=[Pkts.E8]" office:value-type="float" office:value="62.8710187268842" calcext:value-type="float">
            <text:p>62,87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float" office:value="7.98522321122607" calcext:value-type="float">
            <text:p>7,99</text:p>
          </table:table-cell>
          <table:table-cell table:style-name="ce28" table:formula="of:=[Pkts.H8]" office:value-type="string" office:string-value="-" calcext:value-type="string">
            <text:p>-</text:p>
          </table:table-cell>
          <table:table-cell table:style-name="ce33" table:formula="of:=[Pkts.G8]" office:value-type="float" office:value="61.9427941950562" calcext:value-type="float">
            <text:p>61,9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71.0094076576891" calcext:value-type="float">
            <text:p>71,01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77.6115254338786" calcext:value-type="float">
            <text:p>77,61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8" table:formula="of:=[Pkts.G21]" office:value-type="float" office:value="70.2846428491313" calcext:value-type="float">
            <text:p>70,28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77.0518135697256" calcext:value-type="float">
            <text:p>77,05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5" table:number-columns-repeated="4" table:default-cell-style-name="ce12"/>
        <table:table-row table:style-name="ro1">
          <table:table-cell table:style-name="ce2" office:value-type="string" calcext:value-type="string" table:number-columns-spanned="1" table:number-rows-spanned="2">
            <text:p>\ofidps</text:p>
          </table:table-cell>
          <table:table-cell table:style-name="ce2" office:value-type="string" calcext:value-type="string" table:number-columns-spanned="1" table:number-rows-spanned="2">
            <text:p>Fluxo</text:p>
          </table:table-cell>
          <table:table-cell table:style-name="ce42" office:value-type="string" calcext:value-type="string" table:number-columns-spanned="2" table:number-rows-spanned="1">
            <text:p>Quantidade Total</text:p>
          </table:table-cell>
          <table:covered-table-cell table:style-name="ce10"/>
          <table:table-cell table:style-name="ce42" office:value-type="string" calcext:value-type="string" table:number-columns-spanned="1" table:number-rows-spanned="2">
            <text:p>Bps</text:p>
          </table:table-cell>
          <table:table-cell table:style-name="ce42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4"/>
          <table:table-cell table:style-name="ce10" office:value-type="string" calcext:value-type="string">
            <text:p>Bytes</text:p>
          </table:table-cell>
          <table:table-cell table:style-name="ce10" office:value-type="string" calcext:value-type="string">
            <text:p>Pacotes</text:p>
          </table:table-cell>
          <table:covered-table-cell table:number-columns-repeated="2" table:style-name="ce10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230723" calcext:value-type="float">
            <text:p>2.230.723</text:p>
          </table:table-cell>
          <table:table-cell table:style-name="ce10" office:value-type="float" office:value="2752.8125" calcext:value-type="float">
            <text:p>2.753</text:p>
          </table:table-cell>
          <table:table-cell table:style-name="ce10" office:value-type="float" office:value="18135.9593495935" calcext:value-type="float">
            <text:p>18.136</text:p>
          </table:table-cell>
          <table:table-cell table:style-name="ce10" office:value-type="float" office:value="22.3805894308943" calcext:value-type="float">
            <text:p>22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212331.625" calcext:value-type="float">
            <text:p>2.212.332</text:p>
          </table:table-cell>
          <table:table-cell table:style-name="ce10" office:value-type="float" office:value="2395.09375" calcext:value-type="float">
            <text:p>2.395</text:p>
          </table:table-cell>
          <table:table-cell table:style-name="ce10" office:value-type="float" office:value="17986.4359756098" calcext:value-type="float">
            <text:p>17.986</text:p>
          </table:table-cell>
          <table:table-cell table:style-name="ce10" office:value-type="float" office:value="19.4723069105691" calcext:value-type="float">
            <text:p>19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683082.875" calcext:value-type="float">
            <text:p>19.683.083</text:p>
          </table:table-cell>
          <table:table-cell table:style-name="ce10" office:value-type="float" office:value="58227.96875" calcext:value-type="float">
            <text:p>58.228</text:p>
          </table:table-cell>
          <table:table-cell table:style-name="ce10" office:value-type="float" office:value="160025.06402439" calcext:value-type="float">
            <text:p>160.025</text:p>
          </table:table-cell>
          <table:table-cell table:style-name="ce10" office:value-type="float" office:value="473.398119918699" calcext:value-type="float">
            <text:p>473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3055386.25" calcext:value-type="float">
            <text:p>13.055.386</text:p>
          </table:table-cell>
          <table:table-cell table:style-name="ce10" office:value-type="float" office:value="43498.1875" calcext:value-type="float">
            <text:p>43.498</text:p>
          </table:table-cell>
          <table:table-cell table:style-name="ce10" office:value-type="float" office:value="106141.351626016" calcext:value-type="float">
            <text:p>106.141</text:p>
          </table:table-cell>
          <table:table-cell table:style-name="ce10" office:value-type="float" office:value="353.643800813008" calcext:value-type="float">
            <text:p>35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3145524.35483871" calcext:value-type="float">
            <text:p>3.145.524</text:p>
          </table:table-cell>
          <table:table-cell table:style-name="ce10" office:value-type="float" office:value="3388" calcext:value-type="float">
            <text:p>3.388</text:p>
          </table:table-cell>
          <table:table-cell table:style-name="ce10" office:value-type="float" office:value="26212.7029569892" calcext:value-type="float">
            <text:p>26.213</text:p>
          </table:table-cell>
          <table:table-cell table:style-name="ce10" office:value-type="float" office:value="28.2333333333333" calcext:value-type="float">
            <text:p>28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3206862.67741936" calcext:value-type="float">
            <text:p>3.206.863</text:p>
          </table:table-cell>
          <table:table-cell table:style-name="ce10" office:value-type="float" office:value="3423.90322580645" calcext:value-type="float">
            <text:p>3.424</text:p>
          </table:table-cell>
          <table:table-cell table:style-name="ce10" office:value-type="float" office:value="26723.8556451613" calcext:value-type="float">
            <text:p>26.724</text:p>
          </table:table-cell>
          <table:table-cell table:style-name="ce10" office:value-type="float" office:value="28.5325268817204" calcext:value-type="float">
            <text:p>29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0736410.7096774" calcext:value-type="float">
            <text:p>20.736.411</text:p>
          </table:table-cell>
          <table:table-cell table:style-name="ce10" office:value-type="float" office:value="21619.4516129032" calcext:value-type="float">
            <text:p>21.619</text:p>
          </table:table-cell>
          <table:table-cell table:style-name="ce10" office:value-type="float" office:value="172803.422580645" calcext:value-type="float">
            <text:p>172.803</text:p>
          </table:table-cell>
          <table:table-cell table:style-name="ce10" office:value-type="float" office:value="180.162096774194" calcext:value-type="float">
            <text:p>18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3784833.80645161" calcext:value-type="float">
            <text:p>3.784.834</text:p>
          </table:table-cell>
          <table:table-cell table:style-name="ce10" office:value-type="float" office:value="9738.58064516129" calcext:value-type="float">
            <text:p>9.739</text:p>
          </table:table-cell>
          <table:table-cell table:style-name="ce10" office:value-type="float" office:value="31540.2817204301" calcext:value-type="float">
            <text:p>31.540</text:p>
          </table:table-cell>
          <table:table-cell table:style-name="ce10" office:value-type="float" office:value="81.1548387096775" calcext:value-type="float">
            <text:p>81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41.009186476255" calcext:value-type="float">
            <text:p>41,01</text:p>
          </table:table-cell>
          <table:table-cell office:value-type="string" calcext:value-type="string">
            <text:p>+</text:p>
          </table:table-cell>
          <table:table-cell table:style-name="ce33" office:value-type="float" office:value="23.0741287319786" calcext:value-type="float">
            <text:p>23,07</text:p>
          </table:table-cell>
          <table:table-cell office:value-type="string" calcext:value-type="string">
            <text:p>+</text:p>
          </table:table-cell>
          <table:table-cell office:value-type="float" office:value="44.5344161381611" calcext:value-type="float">
            <text:p>44,53</text:p>
          </table:table-cell>
          <table:table-cell office:value-type="string" calcext:value-type="string">
            <text:p>+</text:p>
          </table:table-cell>
          <table:table-cell office:value-type="float" office:value="26.150981950278" calcext:value-type="float">
            <text:p>26,15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+</text:p>
          </table:table-cell>
          <table:table-cell table:style-name="ce23" office:value-type="float" office:value="44.9539771154047" calcext:value-type="float">
            <text:p>44,95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2.9548728857253" calcext:value-type="float">
            <text:p>42,95</text:p>
          </table:table-cell>
          <table:table-cell table:style-name="ce29" office:value-type="string" calcext:value-type="string">
            <text:p>+</text:p>
          </table:table-cell>
          <table:table-cell table:style-name="ce38" office:value-type="float" office:value="48.5778265432892" calcext:value-type="float">
            <text:p>48,58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6.5287447078683" calcext:value-type="float">
            <text:p>46,53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5.35143727924479" calcext:value-type="float">
            <text:p>5,35</text:p>
          </table:table-cell>
          <table:table-cell office:value-type="string" calcext:value-type="string">
            <text:p>-</text:p>
          </table:table-cell>
          <table:table-cell table:style-name="ce33" office:value-type="float" office:value="62.8710187268842" calcext:value-type="float">
            <text:p>62,87</text:p>
          </table:table-cell>
          <table:table-cell office:value-type="string" calcext:value-type="string">
            <text:p>+</text:p>
          </table:table-cell>
          <table:table-cell office:value-type="float" office:value="7.98522321122607" calcext:value-type="float">
            <text:p>7,99</text:p>
          </table:table-cell>
          <table:table-cell office:value-type="string" calcext:value-type="string">
            <text:p>-</text:p>
          </table:table-cell>
          <table:table-cell office:value-type="float" office:value="61.9427941950562" calcext:value-type="float">
            <text:p>61,94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71.0094076576891" calcext:value-type="float">
            <text:p>71,01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77.6115254338786" calcext:value-type="float">
            <text:p>77,61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70.2846428491313" calcext:value-type="float">
            <text:p>70,28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77.0518135697256" calcext:value-type="float">
            <text:p>77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09:52:00.7273735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2T10:16:58.055629332</dc:date>
    <meta:editing-duration>PT13H7M50S</meta:editing-duration>
    <meta:editing-cycles>46</meta:editing-cycles>
    <meta:generator>LibreOffice/5.1.1.3$Linux_X86_64 LibreOffice_project/89f508ef3ecebd2cfb8e1def0f0ba9a803b88a6d</meta:generator>
    <meta:document-statistic meta:table-count="5" meta:cell-count="548" meta:object-count="0"/>
  </office:meta>
</office:document-meta>
</file>